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1250c"/>
    </style:style>
    <style:style style:name="P2" style:family="paragraph" style:parent-style-name="Preformatted_20_Text">
      <style:paragraph-properties fo:orphans="1" style:writing-mode="lr-tb"/>
      <style:text-properties officeooo:paragraph-rsid="0001250c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1250c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01250c"/>
    </style:style>
    <style:style style:name="P5" style:family="paragraph" style:parent-style-name="Preformatted_20_Text">
      <style:paragraph-properties fo:orphans="1"/>
      <style:text-properties officeooo:paragraph-rsid="0001250c"/>
    </style:style>
    <style:style style:name="P6" style:family="paragraph" style:parent-style-name="Text_20_body">
      <style:paragraph-properties fo:orphans="1"/>
      <style:text-properties officeooo:paragraph-rsid="000125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3: Refining NP-Hard Complexity Analysis with Known NP-Complete Problems</text:span></text:p>
      <text:p text:style-name="P2"/>
      <text:p text:style-name="P2"><text:span text:style-name="Source_20_Text"># Define a function to simulate NP-complete problem solving complexity under COM scaling</text:span></text:p>
      <text:p text:style-name="P2"><text:span text:style-name="Source_20_Text">def np_complete_modular(n, alpha=0.5, beta=0.3, gamma=0.2):</text:span></text:p>
      <text:p text:style-name="P2"><text:span text:style-name="Source_20_Text"><text:s text:c="4"/>"""Models NP-complete problem complexity using structured modular recurrence."""</text:span></text:p>
      <text:p text:style-name="P2"><text:span text:style-name="Source_20_Text"><text:s text:c="4"/>return np.exp(alpha * n) * np.cos(beta * n) + gamma * np.log1p(n)</text:span></text:p>
      <text:p text:style-name="P2"/>
      <text:p text:style-name="P2"><text:span text:style-name="Source_20_Text"># Generate a range of problem sizes (n values)</text:span></text:p>
      <text:p text:style-name="P2"><text:span text:style-name="Source_20_Text">n_values_extended = np.arange(1, 30, 1)</text:span></text:p>
      <text:p text:style-name="P2"/>
      <text:p text:style-name="P2"><text:span text:style-name="Source_20_Text"># Compute NP-complete complexity behavior under COM scaling</text:span></text:p>
      <text:p text:style-name="P2"><text:span text:style-name="Source_20_Text">np_complete_values = [np_complete_modular(n) for n in n_values_extended]</text:span></text:p>
      <text:p text:style-name="P2"/>
      <text:p text:style-name="P2"><text:span text:style-name="Source_20_Text"># Plot NP-complete problem complexity behavior under COM structuring</text:span></text:p>
      <text:p text:style-name="P2"><text:span text:style-name="Source_20_Text">plt.figure(figsize=(10, 6))</text:span></text:p>
      <text:p text:style-name="P2"><text:span text:style-name="Source_20_Text">plt.plot(n_values_extended, np_complete_values, marker="s", linestyle="--", color="blue", label="NP-Complete Complexity (COM Structuring)")</text:span></text:p>
      <text:p text:style-name="P2"><text:span text:style-name="Source_20_Text">plt.xlabel("Problem Size (n)")</text:span></text:p>
      <text:p text:style-name="P2"><text:span text:style-name="Source_20_Text">plt.ylabel("Complexity Growth")</text:span></text:p>
      <text:p text:style-name="P2"><text:span text:style-name="Source_20_Text">plt.title("NP-Complete Problem Complexity Behavior Under COM Structuring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><text:span text:style-name="Source_20_Text">plt.show()</text:span></text:p>
      <text:p text:style-name="P2"/>
      <text:p text:style-name="P2"><text:span text:style-name="Source_20_Text"># Return computed NP-complete complexity values</text:span></text:p>
      <text:p text:style-name="P3"><text:span text:style-name="Source_20_Text">np_complete_values</text:span></text:p>
      <text:p text:style-name="P6">Result</text:p>
      <text:p text:style-name="P5">[1.7137130264093576,</text:p>
      <text:p text:style-name="P5"><text:s/>2.463217262122673,</text:p>
      <text:p text:style-name="P5"><text:s/>3.0631214730358067,</text:p>
      <text:p text:style-name="P5"><text:s/>2.9993693581975007,</text:p>
      <text:p text:style-name="P5"><text:s/>1.2201074259594653,</text:p>
      <text:p text:style-name="P5"><text:s/>-4.174294032172515,</text:p>
      <text:p text:style-name="P5"><text:s/>-16.302318615073567,</text:p>
      <text:p text:style-name="P5"><text:s/>-39.82088779915136,</text:p>
      <text:p text:style-name="P5"><text:s/>-80.92146369449496,</text:p>
      <text:p text:style-name="P5"><text:s/>-146.44833485375926,</text:p>
      <text:p text:style-name="P5"><text:s/>-241.1313516408703,</text:p>
      <text:p text:style-name="P5"><text:s/>-361.2651760846485,</text:p>
      <text:p text:style-name="P5"><text:s/>-482.31998682941474,</text:p>
      <text:p text:style-name="P5"><text:s/>-537.094662920361,</text:p>
      <text:p text:style-name="P5"><text:s/>-380.5732284155751,</text:p>
      <text:p text:style-name="P5"><text:s/>261.3974362106609,</text:p>
      <text:p text:style-name="P5"><text:s/>1858.251306563938,</text:p>
      <text:p text:style-name="P5"><text:s/>5143.5585297931875,</text:p>
      <text:p text:style-name="P5"><text:s/>11152.13393313221,</text:p>
      <text:p text:style-name="P5"><text:s/>21149.766880581596,</text:p>
      <text:p text:style-name="P5"><text:s/>36310.98719194118,</text:p>
      <text:p text:style-name="P5"><text:s/>56894.98797216794,</text:p>
      <text:p text:style-name="P5"><text:s/>80525.56780247054,</text:p>
      <text:p text:style-name="P5"><text:s/>99012.73508133902,</text:p>
      <text:p text:style-name="P5"><text:s/>93015.83221945933,</text:p>
      <text:p text:style-name="P5"><text:s/>23871.259795762933,</text:p>
      <text:p text:style-name="P5"><text:s/>-177644.42607468923,</text:p>
      <text:p text:style-name="P5"><text:s/>-624498.0866997209,</text:p>
      <text:p text:style-name="P4"><text:soft-page-break/><text:s/>-1484385.3914350935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2:55:00.251552331</meta:creation-date>
    <dc:date>2025-02-09T12:55:45.380400248</dc:date>
    <meta:editing-duration>PT45S</meta:editing-duration>
    <meta:editing-cycles>1</meta:editing-cycles>
    <meta:document-statistic meta:table-count="0" meta:image-count="0" meta:object-count="0" meta:page-count="2" meta:paragraph-count="50" meta:word-count="151" meta:character-count="1645" meta:non-whitespace-character-count="1509"/>
    <meta:generator>LibreOffice/24.2.7.2$Linux_X86_64 LibreOffice_project/420$Build-2</meta:generator>
  </office:meta>
</office:document-meta>
</file>